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Liste des composants</text:p>
      <text:p text:style-name="P2"/>
      <text:p text:style-name="P2">Son:</text:p>
      <text:p text:style-name="P3">Haut Parleur:<text:a xlink:type="simple" xlink:href="https://www.gotronic.fr/art-module-haut-parleur-gravity-fit0449-24786.htm" text:style-name="Internet_20_link" text:visited-style-name="Visited_20_Internet_20_Link">https://www.gotronic.fr/art-module-haut-parleur-gravity-fit0449-24786.htm</text:a></text:p>
      <text:p text:style-name="P3"/>
      <text:p text:style-name="P3">MP3 player SHIELD:<text:a xlink:type="simple" xlink:href="https://www.generationrobots.com/fr/401726-shield-lecteur-mp3.html" text:style-name="Internet_20_link" text:visited-style-name="Visited_20_Internet_20_Link">https://www.generationrobots.com/fr/401726-shield-lecteur-mp3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45S</meta:editing-duration>
    <meta:editing-cycles>3</meta:editing-cycles>
    <meta:generator>OpenOffice/4.1.1$Win32 OpenOffice.org_project/411m6$Build-9775</meta:generator>
    <dc:date>2017-12-07T13:29:14.52</dc:date>
    <meta:document-statistic meta:table-count="0" meta:image-count="0" meta:object-count="0" meta:page-count="1" meta:paragraph-count="4" meta:word-count="9" meta:character-count="194"/>
    <meta:user-defined meta:name="Info 1"/>
    <meta:user-defined meta:name="Info 2"/>
    <meta:user-defined meta:name="Info 3"/>
    <meta:user-defined meta:name="Info 4"/>
  </office:meta>
</office:document-meta>
</file>